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/>
          <table:table-cell office:value-type="string" calcext:value-type="string">
            <text:p>eat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go out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cycl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orbik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roplan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ck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at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ffic ligh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re hydran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p sig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king met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ch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eep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phan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bra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raff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mbrell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ndbag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itcas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isbe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wbo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orts ba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eball ba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eball glov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atebo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rfboar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nis rack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 gla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k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oon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wl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ccoli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ot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t dog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ut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ke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i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fa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tedplan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d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ningtab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ilet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vmoni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ptop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o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board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l phon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rowav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ast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k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frigerato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se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issor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ddy bea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ir drier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othbrush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4">00/00/0000</text:date>, <text:time style:data-style-name="N2" text:time-value="22:21:20.1510892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5:21:19.835248044</meta:creation-date>
    <dc:date>2019-06-24T22:22:31.248406374</dc:date>
    <meta:editing-duration>PT24M6S</meta:editing-duration>
    <meta:editing-cycles>8</meta:editing-cycles>
    <meta:generator>LibreOffice/5.1.6.2$Linux_X86_64 LibreOffice_project/10m0$Build-2</meta:generator>
    <meta:document-statistic meta:table-count="1" meta:cell-count="1214" meta:object-count="0"/>
  </office:meta>
</office:document-meta>
</file>